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1" svg:font-family="'ITC Lubalin Graph Std'" style:font-pitch="variable"/>
    <style:font-face style:name="ITC Lubalin Graph Std" svg:font-family="'ITC Lubalin Graph Std'" style:font-adornments="Book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35in" style:rel-column-width="3389*"/>
    </style:style>
    <style:style style:name="Table1.B" style:family="table-column">
      <style:table-column-properties style:column-width="4.9486in" style:rel-column-width="7126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2479in" style:rel-column-width="1797*"/>
    </style:style>
    <style:style style:name="Table2.B" style:family="table-column">
      <style:table-column-properties style:column-width="6.0542in" style:rel-column-width="8718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loext:contextual-spacing="false" fo:text-align="center" style:justify-single-word="false" fo:padding="0in" fo:border="none"/>
      <style:text-properties style:font-name="ITC Lubalin Graph Std1" fo:letter-spacing="0.0016in"/>
    </style:style>
    <style:style style:name="P3" style:family="paragraph" style:parent-style-name="Body">
      <style:text-properties style:font-name="ITC Lubalin Graph Std1" fo:font-size="10pt" fo:letter-spacing="0.0016in" style:font-size-asian="10pt" style:font-size-complex="10pt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1" fo:font-size="10pt" fo:letter-spacing="0.0016in" fo:font-style="normal" fo:font-weight="bold" style:font-size-asian="10pt" style:font-weight-asian="bold" style:font-size-complex="10pt" style:font-weight-complex="bold"/>
    </style:style>
    <style:style style:name="P5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1" fo:font-size="10pt" fo:letter-spacing="0.0016in" fo:font-style="normal" fo:font-weight="normal" style:font-size-asian="10pt" style:font-size-complex="10pt"/>
    </style:style>
    <style:style style:name="P6" style:family="paragraph" style:parent-style-name="Section" style:master-page-name="">
      <style:paragraph-properties style:page-number="auto" fo:keep-with-next="always"/>
      <style:text-properties style:font-name="ITC Lubalin Graph Std1" fo:letter-spacing="0.0016in"/>
    </style:style>
    <style:style style:name="P7" style:family="paragraph" style:parent-style-name="Section" style:master-page-name="">
      <style:paragraph-properties style:page-number="auto" fo:keep-with-next="always"/>
      <style:text-properties style:font-name="ITC Lubalin Graph Std1" fo:font-size="10pt" fo:letter-spacing="0.0016in" style:font-size-asian="10pt" style:font-size-complex="10pt"/>
    </style:style>
    <style:style style:name="P8" style:family="paragraph" style:parent-style-name="Bold">
      <style:text-properties style:font-name="ITC Lubalin Graph Std1" fo:font-size="10pt" fo:letter-spacing="0.0016in"/>
    </style:style>
    <style:style style:name="P9" style:family="paragraph" style:parent-style-name="Bold">
      <style:text-properties style:font-name="ITC Lubalin Graph Std1" fo:font-size="10pt" fo:letter-spacing="0.0016in" fo:font-style="normal" fo:font-weight="bold" style:font-size-asian="10pt" style:font-weight-asian="bold" style:font-size-complex="10pt" style:font-weight-complex="bold"/>
    </style:style>
    <style:style style:name="P10" style:family="paragraph" style:parent-style-name="Bold">
      <style:text-properties style:font-name="ITC Lubalin Graph Std1" fo:font-size="10pt" fo:letter-spacing="0.0016in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1" style:family="paragraph" style:parent-style-name="Bold">
      <style:text-properties style:font-name="ITC Lubalin Graph Std1" fo:font-size="10pt" fo:letter-spacing="0.0016in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2" style:family="paragraph" style:parent-style-name="Bold">
      <style:text-properties style:font-name="ITC Lubalin Graph Std1" fo:font-size="10pt" fo:letter-spacing="0.0016in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Bold">
      <style:text-properties style:font-name="ITC Lubalin Graph Std1" fo:font-size="10pt" fo:letter-spacing="0.0016in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14" style:family="paragraph" style:parent-style-name="Bold">
      <style:text-properties style:font-name="ITC Lubalin Graph Std1" fo:font-size="10pt" fo:letter-spacing="0.0016in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5" style:family="paragraph" style:parent-style-name="Bold">
      <style:text-properties style:font-name="ITC Lubalin Graph Std1" fo:font-size="10pt" fo:letter-spacing="0.0016in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6" style:family="paragraph" style:parent-style-name="Bold">
      <style:text-properties style:font-name="ITC Lubalin Graph Std1" fo:font-size="10pt" fo:letter-spacing="0.0016in" fo:font-style="normal" fo:font-weight="normal" style:font-size-asian="10pt" style:font-size-complex="10pt"/>
    </style:style>
    <style:style style:name="P17" style:family="paragraph" style:parent-style-name="Bold">
      <style:text-properties style:font-name="ITC Lubalin Graph Std1" fo:font-size="10pt" fo:letter-spacing="0.0016in" fo:font-style="normal" fo:font-weight="normal" style:font-size-asian="12pt" style:font-weight-asian="normal" style:font-weight-complex="normal"/>
    </style:style>
    <style:style style:name="P18" style:family="paragraph" style:parent-style-name="Bold">
      <style:text-properties style:font-name="ITC Lubalin Graph Std1" fo:font-size="10pt" fo:letter-spacing="0.0016in" style:font-size-asian="10pt" style:font-size-complex="10pt"/>
    </style:style>
    <style:style style:name="P19" style:family="paragraph" style:parent-style-name="Bold">
      <style:text-properties style:font-name="ITC Lubalin Graph Std1" fo:font-size="10pt" fo:letter-spacing="0.0016in" officeooo:rsid="001fcd1b" officeooo:paragraph-rsid="001fcd1b" style:font-size-asian="10pt" style:font-size-complex="10pt"/>
    </style:style>
    <style:style style:name="P20" style:family="paragraph" style:parent-style-name="Bold">
      <style:text-properties style:font-name="ITC Lubalin Graph Std1" fo:font-size="10pt" fo:letter-spacing="0.0016in" officeooo:rsid="001a6a26" officeooo:paragraph-rsid="001a6a26" style:font-size-asian="10pt" style:font-size-complex="10pt"/>
    </style:style>
    <style:style style:name="P21" style:family="paragraph" style:parent-style-name="Bold">
      <style:text-properties style:font-name="ITC Lubalin Graph Std1" fo:font-size="10pt" fo:letter-spacing="0.0016in" officeooo:rsid="001a101d" officeooo:paragraph-rsid="001a6a26" style:font-size-asian="10pt" style:font-size-complex="10pt"/>
    </style:style>
    <style:style style:name="P22" style:family="paragraph" style:parent-style-name="Bold">
      <style:text-properties style:font-name="ITC Lubalin Graph Std1" fo:font-size="10pt" fo:letter-spacing="0.0016in" officeooo:paragraph-rsid="00221490" style:font-size-asian="10pt" style:font-size-complex="10pt"/>
    </style:style>
    <style:style style:name="P23" style:family="paragraph" style:parent-style-name="Bold">
      <style:text-properties style:font-name="ITC Lubalin Graph Std1" fo:font-size="10pt" fo:letter-spacing="0.0016in" officeooo:rsid="00221490" style:font-size-asian="10pt" style:font-size-complex="10pt"/>
    </style:style>
    <style:style style:name="P24" style:family="paragraph" style:parent-style-name="Bold">
      <style:text-properties style:font-name="ITC Lubalin Graph Std1" fo:font-size="10pt" fo:letter-spacing="0.0016in" fo:font-weight="bold" style:font-size-asian="10pt" style:font-weight-asian="bold" style:font-size-complex="10pt" style:font-weight-complex="bold"/>
    </style:style>
    <style:style style:name="P25" style:family="paragraph" style:parent-style-name="Bold">
      <style:text-properties style:font-name="ITC Lubalin Graph Std1" fo:font-size="10pt" fo:letter-spacing="0.0016in" fo:font-weight="normal" style:font-size-asian="10pt" style:font-weight-asian="normal" style:font-size-complex="10pt" style:font-weight-complex="normal"/>
    </style:style>
    <style:style style:name="P26" style:family="paragraph" style:parent-style-name="Bold">
      <style:text-properties style:font-name="ITC Lubalin Graph Std1" fo:font-size="10pt" fo:letter-spacing="0.0016in" fo:font-weight="normal" style:font-weight-asian="normal" style:font-weight-complex="normal"/>
    </style:style>
    <style:style style:name="P27" style:family="paragraph" style:parent-style-name="Bold">
      <style:text-properties style:font-name="ITC Lubalin Graph Std1" fo:font-size="10pt" fo:letter-spacing="0.0016in" fo:font-weight="normal" officeooo:rsid="00221490" officeooo:paragraph-rsid="00221490" style:font-weight-asian="normal" style:font-weight-complex="normal"/>
    </style:style>
    <style:style style:name="P28" style:family="paragraph" style:parent-style-name="Bold">
      <style:text-properties style:font-name="ITC Lubalin Graph Std1" fo:font-size="10pt" fo:letter-spacing="0.0016in" officeooo:rsid="00221490" officeooo:paragraph-rsid="00221490"/>
    </style:style>
    <style:style style:name="P29" style:family="paragraph" style:parent-style-name="Section" style:master-page-name="">
      <style:paragraph-properties style:page-number="auto" fo:padding="0in" fo:border="none" style:shadow="none" style:writing-mode="lr-tb"/>
      <style:text-properties style:font-name="ITC Lubalin Graph Std1" fo:font-size="2pt" fo:font-style="normal" fo:font-weight="normal" style:font-size-asian="1.75pt" style:font-size-complex="2pt"/>
    </style:style>
    <style:style style:name="P30" style:family="paragraph" style:parent-style-name="Bold">
      <style:text-properties style:font-name="ITC Lubalin Graph Std1" fo:font-size="10pt" fo:letter-spacing="0.0016in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31" style:family="paragraph" style:parent-style-name="Bold">
      <style:text-properties style:font-name="ITC Lubalin Graph Std1" fo:font-size="10pt" fo:letter-spacing="0.0016in" fo:font-style="normal" fo:font-weight="bold" officeooo:rsid="002c1177" officeooo:paragraph-rsid="002c1177" style:font-size-asian="10pt" style:font-weight-asian="bold" style:font-size-complex="10pt" style:font-weight-complex="bold"/>
    </style:style>
    <style:style style:name="P32" style:family="paragraph" style:parent-style-name="Bold">
      <style:text-properties style:font-name="ITC Lubalin Graph Std1" fo:font-size="10pt" fo:letter-spacing="0.0016in" fo:font-style="normal" fo:font-weight="normal" officeooo:rsid="002c1177" officeooo:paragraph-rsid="002c1177" style:font-size-asian="10pt" style:font-weight-asian="normal" style:font-size-complex="10pt" style:font-weight-complex="normal"/>
    </style:style>
    <style:style style:name="P33" style:family="paragraph" style:parent-style-name="Bold">
      <style:text-properties style:font-name="ITC Lubalin Graph Std1" fo:font-size="10pt" fo:letter-spacing="0.0016in" officeooo:rsid="002c1177" officeooo:paragraph-rsid="002c1177" style:font-size-asian="10pt" style:font-size-complex="10pt"/>
    </style:style>
    <style:style style:name="P34" style:family="paragraph" style:parent-style-name="Bullet" style:list-style-name="L1">
      <style:text-properties style:font-name="ITC Lubalin Graph Std1" fo:font-size="10pt" fo:letter-spacing="0.0016in" style:font-size-asian="10pt" style:font-size-complex="10pt"/>
    </style:style>
    <style:style style:name="P35" style:family="paragraph" style:parent-style-name="Bullet" style:list-style-name="L2">
      <style:text-properties style:font-name="ITC Lubalin Graph Std1" fo:font-size="10pt" fo:letter-spacing="0.0016in" style:font-size-asian="10pt" style:font-size-complex="10pt"/>
    </style:style>
    <style:style style:name="T1" style:family="text">
      <style:text-properties style:font-name="ITC Lubalin Graph Std1" fo:font-size="10pt" fo:letter-spacing="0.0016in" fo:font-style="normal" fo:font-weight="normal" style:font-size-asian="10pt"/>
    </style:style>
    <style:style style:name="T2" style:family="text">
      <style:text-properties style:font-name="ITC Lubalin Graph Std1" fo:letter-spacing="0.0016in" fo:font-style="normal" fo:font-weight="normal"/>
    </style:style>
    <style:style style:name="T3" style:family="text">
      <style:text-properties style:font-name="ITC Lubalin Graph Std1" fo:font-size="9pt" fo:letter-spacing="0.0016in" fo:font-style="normal" fo:font-weight="normal" style:font-size-asian="9pt" style:font-size-complex="9pt"/>
    </style:style>
    <style:style style:name="T4" style:family="text">
      <style:text-properties fo:font-variant="small-caps" fo:font-size="24pt" style:font-size-asian="24pt"/>
    </style:style>
    <style:style style:name="T5" style:family="text">
      <style:text-properties fo:font-variant="small-caps" fo:font-size="24pt" fo:font-weight="bold" style:font-size-asian="24p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style:font-weight-asian="normal" style:font-weight-complex="normal"/>
    </style:style>
    <style:style style:name="T10" style:family="text">
      <style:text-properties fo:font-style="normal" fo:font-weight="normal" style:font-weight-asian="bold"/>
    </style:style>
    <style:style style:name="T11" style:family="text">
      <style:text-properties fo:font-style="normal" fo:font-weight="normal" style:font-size-asian="12pt" style:font-weight-asian="bold"/>
    </style:style>
    <style:style style:name="T12" style:family="text">
      <style:text-properties fo:font-style="normal" fo:font-weight="normal" officeooo:rsid="00217191"/>
    </style:style>
    <style:style style:name="T13" style:family="text">
      <style:text-properties fo:font-style="normal" fo:font-weight="normal" officeooo:rsid="00221490"/>
    </style:style>
    <style:style style:name="T14" style:family="text">
      <style:text-properties fo:font-style="normal" fo:font-weight="bold" style:font-weight-asian="bold" style:font-weight-complex="bold"/>
    </style:style>
    <style:style style:name="T15" style:family="text">
      <style:text-properties fo:font-style="normal" fo:font-weight="bold" style:font-size-asian="12pt" style:font-weight-asian="bold" style:font-weight-complex="bold"/>
    </style:style>
    <style:style style:name="T16" style:family="text">
      <style:text-properties fo:font-style="normal" style:font-size-asian="12pt"/>
    </style:style>
    <style:style style:name="T17" style:family="text">
      <style:text-properties officeooo:rsid="0011471f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officeooo:rsid="0018b5f7"/>
    </style:style>
    <style:style style:name="T20" style:family="text">
      <style:text-properties officeooo:rsid="001a101d"/>
    </style:style>
    <style:style style:name="T21" style:family="text">
      <style:text-properties officeooo:rsid="001bf46d"/>
    </style:style>
    <style:style style:name="T22" style:family="text">
      <style:text-properties officeooo:rsid="001f2d8e"/>
    </style:style>
    <style:style style:name="T23" style:family="text">
      <style:text-properties officeooo:rsid="001f6642"/>
    </style:style>
    <style:style style:name="T24" style:family="text">
      <style:text-properties officeooo:rsid="001fc995"/>
    </style:style>
    <style:style style:name="T25" style:family="text">
      <style:text-properties officeooo:rsid="00217191"/>
    </style:style>
    <style:style style:name="T26" style:family="text">
      <style:text-properties officeooo:rsid="00221490"/>
    </style:style>
    <style:style style:name="T27" style:family="text">
      <style:text-properties fo:font-variant="normal" fo:text-transform="none" fo:font-size="16pt" fo:font-weight="bold" officeooo:rsid="002a0d4b" style:font-size-asian="16pt" style:font-weight-asian="bold" style:font-size-complex="16pt" style:font-weight-complex="bold"/>
    </style:style>
    <style:style style:name="T28" style:family="text">
      <style:text-properties officeooo:rsid="002b4f3c"/>
    </style:style>
    <style:style style:name="T29" style:family="text">
      <style:text-properties officeooo:rsid="002bcbba"/>
    </style:style>
    <style:style style:name="T30" style:family="text">
      <style:text-properties officeooo:rsid="002d0c9b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Marnen E. Laibow-Koser</text:span><text:span text:style-name="T4"><text:line-break/></text:span><text:span text:style-name="T27">25 Stearns Road, Watertown, MA 02472</text:span><text:span text:style-name="T18"><text:line-break/>(845) 625-7801 • marnen@marnen.org • http://www.marnen.org</text:span></text:p>
      <text:p text:style-name="P6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rogramming, markup, databases</text:p>
          </table:table-cell>
          <table:table-cell table:style-name="Table1.A1" office:value-type="string">
            <text:p text:style-name="P3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8">operating systems</text:p>
          </table:table-cell>
          <table:table-cell table:style-name="Table1.A1" office:value-type="string">
            <text:p text:style-name="P3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8">Mac OS software</text:p>
          </table:table-cell>
          <table:table-cell table:style-name="Table1.A1" office:value-type="string">
            <text:p text:style-name="P3">Adobe GoLive, Adobe Photoshop, Assimilator, <text:span text:style-name="T24">Atom, </text:span>Diffly, Director, FileMaker Pro, Finale, GitX, KomodoEdit, Mathematica, Microsoft Office, Microsoft Project, mySQL Tools, NeoOffice, Panorama, Power*Architect, RealProducer, Solo, <text:span text:style-name="T22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8">Windows &amp; MS-DOS software</text:p>
          </table:table-cell>
          <table:table-cell table:style-name="Table1.A1" office:value-type="string">
            <text:p text:style-name="P3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8">OS/400 &amp; System/36 software</text:p>
          </table:table-cell>
          <table:table-cell table:style-name="Table1.A1" office:value-type="string">
            <text:p text:style-name="P3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8">Linux &amp; Unix software</text:p>
          </table:table-cell>
          <table:table-cell table:style-name="Table1.A1" office:value-type="string">
            <text:p text:style-name="P3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8">languages</text:p>
          </table:table-cell>
          <table:table-cell table:style-name="Table1.A1" office:value-type="string">
            <text:p text:style-name="P3">Fluent in German, excellent knowledge of French, some knowledge of Spanish, Italian, Japanese, Russian, Hebrew, Esperanto.</text:p>
          </table:table-cell>
        </table:table-row>
      </table:table>
      <text:p text:style-name="P6">relevant experience</text:p>
      <text:p text:style-name="P7">This résumé contains programming and technical experience. For musical experience, please see <text:span text:style-name="T7">http://www.marnen.org/resume_m.pdf</text:span><text:span text:style-name="T6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February–September 2017</text:p>
          </table:table-cell>
          <table:table-cell table:style-name="Table2.A1" office:value-type="string">
            <text:p text:style-name="P31">Torchlight<text:tab/>Burlington, Massachusetts</text:p>
            <text:p text:style-name="P32">Senior Rails developer on portal for caregivers to special-needs children and elderly relatives. <text:span text:style-name="T30">Responsibilities included working with contractors and in-house junior developers to improve development practice and increase maintainability.</text:span></text:p>
          </table:table-cell>
        </table:table-row>
        <table:table-row>
          <table:table-cell table:style-name="Table2.A1" office:value-type="string">
            <text:p text:style-name="P19">July 2015–<text:span text:style-name="T28">February 2017</text:span></text:p>
          </table:table-cell>
          <table:table-cell table:style-name="Table2.A1" office:value-type="string">
            <text:p text:style-name="P30"><text:span text:style-name="T28">One Door (formerly </text:span>RBM Technologies<text:span text:style-name="T28">)</text:span><text:tab/>Boston, Massachusetts</text:p>
            <text:p text:style-name="P13">Senior Rails and Ember developer on retail merchandising management application. Responsibilities include<text:span text:style-name="T30">d</text:span> helping to improve development practice on team of about 15.</text:p>
          </table:table-cell>
        </table:table-row>
        <table:table-row>
          <table:table-cell table:style-name="Table2.A1" office:value-type="string">
            <text:p text:style-name="P18">July 1998–present</text:p>
          </table:table-cell>
          <table:table-cell table:style-name="Table2.A1" office:value-type="string">
            <text:p text:style-name="P9">Thunderbird Productions<text:tab/><text:span text:style-name="T29">Watertown, Massachusetts</text:span></text:p>
            <text:p text:style-name="P16">Freelance developer creating complex Web applications with Ruby on Rails, PHP, ColdFusion, <text:span text:style-name="T21">JavaScript, and CoffeeScript, </text:span>using MySQL and PostgreSQL databases. Also designed and created static websites <text:span text:style-name="T21">and</text:span> produced graphics and streaming audio.</text:p>
            <text:p text:style-name="P18"><text:span text:style-name="T8">Creator and primary developer of Quorum Calendar System (</text:span><text:span text:style-name="T14">http://quorum2.sf.net</text:span><text:span text:style-name="T9">); other open-source contributions available at </text:span><text:span text:style-name="T14">http://github.com/marnen</text:span><text:span text:style-name="T9">.</text:span></text:p>
          </table:table-cell>
        </table:table-row>
        <table:table-row>
          <table:table-cell table:style-name="Table2.A1" office:value-type="string">
            <text:p text:style-name="P20">May–<text:span text:style-name="T23">July</text:span> 2014</text:p>
          </table:table-cell>
          <table:table-cell table:style-name="Table2.A1" office:value-type="string">
            <text:p text:style-name="P10">District Management Council (consulting for Vesume Group)<text:tab/>Boston, Massachusetts</text:p>
            <text:p text:style-name="P14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1">June–July 2013</text:p>
          </table:table-cell>
          <table:table-cell table:style-name="Table2.A1" office:value-type="string">
            <text:p text:style-name="P11">Medullan (consulting for Jobspring Partners)<text:tab/>Cambridge, Massachusetts</text:p>
            <text:p text:style-name="P15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8">March–<text:span text:style-name="T17">November 2012</text:span></text:p>
          </table:table-cell>
          <table:table-cell table:style-name="Table2.A1" office:value-type="string">
            <text:p text:style-name="P9">Teladoc <text:span text:style-name="T20">(consulting for Artsource Consulting)</text:span><text:tab/>Greenwich, Connecticut</text:p>
            <text:p text:style-name="P12">Ruby on Rails developer for telemedicine application built with service-oriented architecture. Created system for exporting medical billing information to EDI 837 claims, <text:span text:style-name="T19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4">September 2011–February 2012</text:p>
          </table:table-cell>
          <table:table-cell table:style-name="Table2.A1" office:value-type="string">
            <text:p text:style-name="P18">Crowdtap<text:tab/>New York and Albany, New York</text:p>
            <text:p text:style-name="P25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ext:soft-page-break/>
        <table:table-row>
          <table:table-cell table:style-name="Table2.A1" office:value-type="string">
            <text:p text:style-name="P18">March–June 2011</text:p>
          </table:table-cell>
          <table:table-cell table:style-name="Table2.A1" office:value-type="string">
            <text:p text:style-name="P18">Benchmark Solutions<text:span text:style-name="T10"><text:tab/></text:span><text:span text:style-name="T14">New York, New York</text:span></text:p>
            <text:p text:style-name="P12">Ruby on Rails/JavaScript developer, building frontend of real-time financial data application in Extreme Programming environment, using MySQL, jQuery, RSpec, Jasmine, Raphael, and Git.</text:p>
          </table:table-cell>
        </table:table-row>
        <table:table-row>
          <table:table-cell table:style-name="Table2.A1" office:value-type="string">
            <text:p text:style-name="P18">March 2010–March 2011</text:p>
          </table:table-cell>
          <table:table-cell table:style-name="Table2.A1" office:value-type="string">
            <text:p text:style-name="P18">American Express Publishing<text:span text:style-name="T10"><text:tab/></text:span><text:span text:style-name="T14">New York, New York</text:span><text:span text:style-name="T10"><text:line-break/></text:span>(<text:span text:style-name="T20">consulting</text:span> for Manpower Professional)</text:p>
            <text:p text:style-name="P18"><text:span text:style-name="T6">Ruby on Rails/Microsoft SQL Server developer, maintaining high-profile public-facing websites including </text:span><text:span text:style-name="T7">http://www.travelandleisure.com</text:span><text:span text:style-name="T6"> (13 million page views per month).</text:span></text:p>
          </table:table-cell>
        </table:table-row>
        <table:table-row>
          <table:table-cell table:style-name="Table2.A1" office:value-type="string">
            <text:p text:style-name="P18">January–February 2008</text:p>
          </table:table-cell>
          <table:table-cell table:style-name="Table2.A1" office:value-type="string">
            <text:p text:style-name="P18">Vita Rara<text:span text:style-name="T10"><text:tab/></text:span><text:span text:style-name="T14">Troy, New York</text:span></text:p>
            <text:p text:style-name="P12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8">June–November 2007</text:p>
          </table:table-cell>
          <table:table-cell table:style-name="Table2.A1" office:value-type="string">
            <text:p text:style-name="P18">Reflexions Data (<text:span text:style-name="T20">consulting</text:span> for RHI Technology)<text:span text:style-name="T10"><text:tab/></text:span><text:span text:style-name="T14">White Plains, New York</text:span></text:p>
            <text:p text:style-name="P12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8">February–September 2006</text:p>
          </table:table-cell>
          <table:table-cell table:style-name="Table2.A1" office:value-type="string">
            <text:p text:style-name="P9">SoftWaveMedia/Zysys Solutions<text:tab/>Irvington, New York</text:p>
            <text:p text:style-name="P16">ColdFusion/mySQL developer for radio advertising broker. Achievements included:</text:p>
            <text:list xml:id="list3057960955" text:style-name="L1">
              <text:list-item>
                <text:p text:style-name="P34">introducing and supporting Fusebox framework, including customizing open-source Fusebox documentation tools,</text:p>
              </text:list-item>
              <text:list-item>
                <text:p text:style-name="P34">creating automated Web-based invoice system with XML integration and fuzzy matching,</text:p>
              </text:list-item>
              <text:list-item>
                <text:p text:style-name="P34">designing and building database schemata,</text:p>
              </text:list-item>
              <text:list-item>
                <text:p text:style-name="P34">writing Perl and shell scripts to import millions of records from flat text fi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8">November–<text:line-break/>December 1999 </text:p>
          </table:table-cell>
          <table:table-cell table:style-name="Table2.A1" office:value-type="string">
            <text:p text:style-name="P9">New World Technologies (independent consultancy)<text:tab/>New York, New York</text:p>
            <text:p text:style-name="P22"><text:span text:style-name="T8">ColdFusion/HTML programmer in e-commerce environment. </text:span><text:span text:style-name="T13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18">January–March 1999</text:p>
          </table:table-cell>
          <table:table-cell table:style-name="Table2.A1" office:value-type="string">
            <text:p text:style-name="P9">Omni-Services Corporation<text:tab/>Culpeper, Virginia<text:line-break/>(consulting for Supra Data Systems)</text:p>
            <text:p text:style-name="P18"><text:span text:style-name="T8">ASNA 400 RPG programmer on IBM System/36. </text:span><text:span text:style-name="T12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18">December 1996–May 1998</text:p>
          </table:table-cell>
          <table:table-cell table:style-name="Table2.A1" office:value-type="string">
            <text:p text:style-name="P4">Metric and Multistandard Components<text:tab/>Hawthorne, New York<text:line-break/>(consulting for Donald J. Simons Associates)</text:p>
            <text:p text:style-name="P5">Member of team working to increase automation of warehouse and sales department using RPG on AS/400 and System/36. Duties included:</text:p>
            <text:list xml:id="list1801053584" text:style-name="L2">
              <text:list-item>
                <text:p text:style-name="P35">maintaining PCs, AS/400 workstations, <text:span text:style-name="T25">AS/400 fax system, </text:span>bar code equipment, and other hardware,</text:p>
              </text:list-item>
              <text:list-item>
                <text:p text:style-name="P35">implementing bar-code-based package tracking and identification system, including writing narrative descriptions of current and planned procedures, </text:p>
              </text:list-item>
              <text:list-item>
                <text:p text:style-name="P35"><text:span text:style-name="T25">maintaining and </text:span>documenting <text:span text:style-name="T25">shipping, purchasing, and <text:s/>tracking programs</text:span>,</text:p>
              </text:list-item>
              <text:list-item>
                <text:p text:style-name="P35">creating, performing, and reporting on comparative tests of hardware and software,</text:p>
              </text:list-item>
              <text:list-item>
                <text:p text:style-name="P35">working with developer of corporate website on searchable database of products,</text:p>
              </text:list-item>
            </text:list>
          </table:table-cell>
        </table:table-row>
      </table:table>
      <text:p text:style-name="Section"><text:span text:style-name="T26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January 2013–December 2014</text:p>
          </table:table-cell>
          <table:table-cell table:style-name="Table3.A1" office:value-type="string">
            <text:p text:style-name="P28">New England Conservatory of Music<text:tab/>Boston, Massachusetts</text:p>
            <text:p text:style-name="P27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18">June–July 2010</text:p>
          </table:table-cell>
          <table:table-cell table:style-name="Table3.A1" office:value-type="string">
            <text:p text:style-name="P8">University of Vermont/Wolfram Research<text:span text:style-name="T11"><text:tab/></text:span><text:span text:style-name="T15">Burlington, Vermont</text:span></text:p>
            <text:p text:style-name="P26"><text:span text:style-name="T16">Student at </text:span><text:span text:style-name="T15">New Kind of Science Summer School</text:span><text:span text:style-name="T16">, a course in cellular automata and similar complex systems; final research project modeled musical form with string substitution systems (see </text:span><text:span text:style-name="T15">http://bit.ly/nks2010mlk)</text:span><text:span text:style-name="T16">. Faculty included Stephen Wolfram and Todd Rowland.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1" svg:font-family="'ITC Lubalin Graph Std'" style:font-pitch="variable"/>
    <style:font-face style:name="ITC Lubalin Graph Std" svg:font-family="'ITC Lubalin Graph Std'" style:font-adornments="Book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 style:writing-mode="lr-tb"/>
      <style:text-properties style:use-window-font-color="true" style:font-name="ITC Lubalin Graph Std" fo:font-family="'ITC Lubalin Graph Std'" style:font-style-name="Book" style:font-pitch="variable" fo:font-size="14pt" fo:language="en" fo:country="US" fo:font-style="normal" fo:font-weight="350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writing-mode="lr-tb"/>
      <style:text-properties fo:font-weight="normal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 style:writing-mode="lr-tb"/>
      <style:text-properties style:font-name="ITC Lubalin Graph Std" fo:font-family="'ITC Lubalin Graph Std'" style:font-style-name="Book" style:font-pitch="variable" fo:font-size="11pt" fo:letter-spacing="0.0016in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402in" fo:padding-bottom="0in" fo:border-left="none" fo:border-right="none" fo:border-top="0.51pt solid #000000" fo:border-bottom="none" style:shadow="none" style:writing-mode="lr-tb">
        <style:tab-stops>
          <style:tab-stop style:position="2.3752in" style:leader-style="dotted" style:leader-text="."/>
        </style:tab-stops>
      </style:paragraph-properties>
      <style:text-properties style:font-name="ITC Lubalin Graph Std" fo:font-family="'ITC Lubalin Graph Std'" style:font-style-name="Book" style:font-pitch="variable" style:font-size-rel="2pt" fo:font-style="normal" fo:font-weight="350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1" fo:font-size="9pt" fo:letter-spacing="0.0016in" fo:font-style="normal" fo:font-weight="normal" style:font-size-asian="9pt" style:font-size-complex="9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fo:background-color="transparent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draw:fill="non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5in" fo:margin-left="0in" fo:margin-right="0in" fo:margin-top="0.05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2</text:page-number></text:span><text:span text:style-name="Page_20_Number"><text:span text:style-name="MT1"><text:s/>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title>Résumé: Marnen E. Laibow-Koser</dc:title>
    <meta:initial-creator>Marnen E. Laibow-Koser</meta:initial-creator>
    <meta:creation-date>2000-09-12T13:29:00</meta:creation-date>
    <dc:creator>Marnen Laibow-Koser</dc:creator>
    <dc:date>2017-10-09T10:30:50.713668000</dc:date>
    <meta:print-date>2011-06-06T22:58:20</meta:print-date>
    <dc:language>en-US</dc:language>
    <meta:editing-cycles>187</meta:editing-cycles>
    <meta:editing-duration>P17DT30M18S</meta:editing-duration>
    <meta:printed-by>Marnen Laibow-Koser</meta:printed-by>
    <meta:document-statistic meta:table-count="3" meta:image-count="0" meta:object-count="0" meta:page-count="2" meta:paragraph-count="81" meta:word-count="917" meta:character-count="7089" meta:non-whitespace-character-count="6275"/>
    <meta:user-defined meta:name="Info 1"/>
    <meta:user-defined meta:name="Info 2"/>
    <meta:user-defined meta:name="Info 3"/>
    <meta:user-defined meta:name="Info 4"/>
  </office:meta>
</office:document-meta>
</file>